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3000002EB1B9B9A78307846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1.638cm" draw:z-index="0"><draw:image xlink:href="Pictures/1000000100000443000002EB1B9B9A78307846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0:46:38.061000000</meta:creation-date>
    <dc:date>2023-07-13T10:46:56.950000000</dc:date>
    <meta:editing-duration>PT19S</meta:editing-duration>
    <meta:editing-cycles>1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